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Default">
      <style:paragraph-properties fo:margin-left="0in" fo:margin-right="0in" fo:margin-top="0in" fo:margin-bottom="0in" loext:contextual-spacing="false" style:line-height-at-least="0.139in" fo:text-indent="0in" style:auto-text-indent="false"/>
    </style:style>
    <style:style style:name="P2" style:family="paragraph" style:parent-style-name="Standard">
      <style:text-properties officeooo:rsid="0012064b" officeooo:paragraph-rsid="0012064b"/>
    </style:style>
    <style:style style:name="P3" style:family="paragraph" style:parent-style-name="Standard">
      <style:text-properties officeooo:rsid="00137e19" officeooo:paragraph-rsid="00137e19"/>
    </style:style>
    <style:style style:name="P4" style:family="paragraph" style:parent-style-name="Standard">
      <style:text-properties officeooo:rsid="0012064b" officeooo:paragraph-rsid="0012064b"/>
    </style:style>
    <style:style style:name="P5" style:family="paragraph" style:parent-style-name="Standard">
      <style:text-properties officeooo:rsid="0014a44d" officeooo:paragraph-rsid="0014a44d"/>
    </style:style>
    <style:style style:name="P6" style:family="paragraph" style:parent-style-name="Default">
      <style:text-properties style:font-name="Liberation Sans1" fo:font-size="10pt" officeooo:rsid="0012064b" officeooo:paragraph-rsid="0012064b" style:font-size-asian="10pt"/>
    </style:style>
    <style:style style:name="P7" style:family="paragraph" style:parent-style-name="Default">
      <style:paragraph-properties fo:margin-left="0in" fo:margin-right="0in" fo:margin-top="0in" fo:margin-bottom="0in" loext:contextual-spacing="false" style:line-height-at-least="0.139in" fo:text-indent="0in" style:auto-text-indent="false"/>
      <style:text-properties style:font-name="Liberation Sans1" fo:font-size="10pt" style:font-size-asian="10pt"/>
    </style:style>
    <style:style style:name="P8" style:family="paragraph" style:parent-style-name="Default">
      <style:paragraph-properties fo:margin-left="0in" fo:margin-right="0in" fo:margin-top="0in" fo:margin-bottom="0in" loext:contextual-spacing="false" style:line-height-at-least="0.139in" fo:text-indent="0in" style:auto-text-indent="false"/>
      <style:text-properties style:font-name="Liberation Sans1" fo:font-size="10pt" fo:font-weight="normal" style:font-size-asian="10pt" style:font-weight-asian="normal"/>
    </style:style>
    <style:style style:name="T1" style:family="text">
      <style:text-properties style:font-name="Liberation Sans1" fo:font-size="10pt" style:font-size-asian="10pt"/>
    </style:style>
    <style:style style:name="T2" style:family="text">
      <style:text-properties style:font-name="Liberation Sans1" fo:font-size="10pt" officeooo:rsid="0012064b" style:font-size-asian="10pt"/>
    </style:style>
    <style:style style:name="T3" style:family="text">
      <style:text-properties officeooo:rsid="0014a4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text:span text:style-name="T3">for RNN Dynamical Systems Software</text:span></text:p>
      <text:p text:style-name="P5">Art Mazer</text:p>
      <text:p text:style-name="P2"/>
      <text:p text:style-name="P2">1. Required Software</text:p>
      <text:p text:style-name="P2"/>
      <text:p text:style-name="P2">The imported libraries are given at the top of the program. </text:p>
      <text:p text:style-name="P2"/>
      <text:p text:style-name="P2">from __future__ import print_function, division</text:p>
      <text:p text:style-name="P2">import numpy as np</text:p>
      <text:p text:style-name="P2">import tensorflow as tf</text:p>
      <text:p text:style-name="P2">from scipy.integrate import odeint</text:p>
      <text:p text:style-name="P2"/>
      <text:p text:style-name="P2"/>
      <text:p text:style-name="P2">2. Configuration</text:p>
      <text:p text:style-name="P2"/>
      <text:p text:style-name="P2">The configuration parameters are given below. <text:s/>Current settings are for a simple pendulum. </text:p>
      <text:p text:style-name="P2"/>
      <text:p text:style-name="P6">n_ode_step=16 &gt; Number of frames in each call to ode solver, time chunk</text:p>
      <text:p text:style-name="P7">ode_inc = 0.05 <text:s/>&gt; Time step for ode solver</text:p>
      <text:p text:style-name="P7">Delta = 8 <text:s text:c="11"/>&gt; Number of ode_incs in between time frames</text:p>
      <text:p text:style-name="P7">n_config = 1 <text:s text:c="4"/>&gt; Lagrangian dynamics, dimension of configuration space </text:p>
      <text:p text:style-name="P7">n_state = 2 <text:s text:c="6"/>&gt; Lagrangian dynamics, dimension of tangent bundle</text:p>
      <text:p text:style-name="P7"/>
      <text:p text:style-name="P1"><text:span text:style-name="T1">n_step = 1</text:span><text:span text:style-name="T2">4</text:span><text:span text:style-name="T1">000 &gt; Training iterates in a training session =number of training cells in RNN</text:span></text:p>
      <text:p text:style-name="P7">n_batch = 1 <text:s text:c="5"/>&gt; Number of initial conditions in each training session</text:p>
      <text:p text:style-name="P7"/>
      <text:p text:style-name="P7">n_visible = 1 <text:s text:c="4"/>&gt; Dimension of subspace that is visible to the neural net</text:p>
      <text:p text:style-name="P7">n_addon_state &gt; Dimension of subspace that the neural net remembers</text:p>
      <text:p text:style-name="P7">n_addon_step <text:s/>&gt; Past time frames that the neural net remembers</text:p>
      <text:p text:style-name="P7">feed_output=1 <text:s/>&gt; 1 if the output of a cell is fed as an input into the next cell </text:p>
      <text:p text:style-name="P7">n_total_input <text:s text:c="3"/>&gt; <text:s/>Dimension of complete input = (1+feed_output)*n_visible + n_addon </text:p>
      <text:p text:style-name="P7">n_categories=4 &gt; Number of different categories for setting the dynamics</text:p>
      <text:p text:style-name="P7"/>
      <text:p text:style-name="P8"/>
      <text:p text:style-name="P3">3. Execution</text:p>
      <text:p text:style-name="P3"/>
      <text:p text:style-name="P3">Run the program</text:p>
      <text:p text:style-name="P3"/>
      <text:p text:style-name="P3"/>
      <text:p text:style-name="P3">4. Output</text:p>
      <text:p text:style-name="P3"/>
      <text:p text:style-name="P3">Printed output gives blocks of time series in two columns.</text:p>
      <text:p text:style-name="P3">The first column is the tue angle of the pendulum. The second column is the RNN’s prediction. Below the block is the objectiv function used to tune the RNN and th associated training it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292934"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292934"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292934"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292934"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292934"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292934"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13:10:50.631883483</meta:creation-date>
    <dc:date>2017-08-16T13:26:14.946844959</dc:date>
    <meta:editing-duration>PT10M14S</meta:editing-duration>
    <meta:editing-cycles>3</meta:editing-cycles>
    <meta:generator>LibreOffice/5.1.6.2$Linux_X86_64 LibreOffice_project/10m0$Build-2</meta:generator>
    <meta:document-statistic meta:table-count="0" meta:image-count="0" meta:object-count="0" meta:page-count="1" meta:paragraph-count="28" meta:word-count="258" meta:character-count="1572" meta:non-whitespace-character-count="1299"/>
  </office:meta>
</office:document-meta>
</file>